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ja" style:country-asian="JP"/>
    </style:style>
    <style:style style:name="T3" style:parent-style-name="DefaultParagraphFont" style:family="text">
      <style:text-properties style:language-asian="ja" style:country-asian="JP"/>
    </style:style>
    <style:style style:name="T4" style:parent-style-name="DefaultParagraphFont" style:family="text">
      <style:text-properties style:language-complex="he" style:country-complex="IL"/>
    </style:style>
    <style:style style:name="T5" style:parent-style-name="DefaultParagraphFont" style:family="text">
      <style:text-properties fo:language="pl" fo:country="PL"/>
    </style:style>
  </office:automatic-styles>
  <office:body>
    <office:text text:use-soft-page-breaks="true">
      <text:p text:style-name="P1"><text:s/>(1ahihai(2(3(4(5(6(7(8(9(10)(23))))(19(20(24)(21)))))(18)))(11(12(13(14(16))(15(17(20))))))))(1^&amp;&amp;(%$^2(3)(567)))(gfdhgfjk)</text:p>
      <text:p text:style-name="Standard"/>
      <text:p text:style-name="Standard">(a^&amp;**(b&amp;*(e$#%##j)(f))(c(g))(d(h)))(i(j(k)(l(x))))(m(n)(o(z%))(q*ô)(p))</text:p>
      <text:p text:style-name="Standard"/>
      <text:p text:style-name="Standard"/>
      <text:p text:style-name="Standard"><text:bookmark-start text:name="OLE_LINK1"/>(chào(cậu)(04*(lv&lt;3ya))(10(**)(%%0)))(<text:span text:style-name="T2">こんは</text:span>(<text:span text:style-name="T3">アニ</text:span>)(<text:span text:style-name="T4">אימ</text:span>))(你好(13)(四)(<text:span text:style-name="T5">zść</text:span>)(^_^))(привет(тщ(&amp;0p))(нек(nothing)))<text:bookmark-end text:name="OLE_LINK1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Nguyen Hai</dc:creator>
    <meta:creation-date>2019-12-01T03:06:00Z</meta:creation-date>
    <dc:date>2019-12-11T17:59:00Z</dc:date>
    <meta:template xlink:href="Normal" xlink:type="simple"/>
    <meta:editing-cycles>7</meta:editing-cycles>
    <meta:editing-duration>PT3420S</meta:editing-duration>
    <meta:document-statistic meta:page-count="1" meta:paragraph-count="1" meta:word-count="45" meta:character-count="304" meta:row-count="2" meta:non-whitespace-character-count="260"/>
  </office:meta>
</office:document-meta>
</file>